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xponential Perceptual Curve</text:p>
          </table:table-cell>
          <table:table-cell table:number-columns-repeated="2"/>
          <table:table-cell table:style-name="ce1" office:value-type="string" calcext:value-type="string">
            <text:p>Gamma Curv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in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Default"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R</text:p>
          </table:table-cell>
          <table:table-cell table:style-name="ce2" table:formula="of:=[.D4]/[.D3]" office:value-type="float" office:value="25.5" calcext:value-type="float">
            <text:p>25.50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teps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Ste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table:style-name="Default" office:value-type="string" calcext:value-type="string">
            <text:p>Ratio</text:p>
          </table:table-cell>
          <table:table-cell table:style-name="ce2" table:formula="of:=[.D5]^(1/[.D6])" office:value-type="float" office:value="1.17578254611013" calcext:value-type="float">
            <text:p>1.176</text:p>
          </table:table-cell>
          <table:table-cell/>
          <table:table-cell table:style-name="Default" office:value-type="string" calcext:value-type="string">
            <text:p>Gamma</text:p>
          </table:table-cell>
          <table:table-cell table:style-name="ce2" office:value-type="float" office:value="2.2" calcext:value-type="float">
            <text:p>2.2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D3]" office:value-type="float" office:value="10" calcext:value-type="float">
            <text:p>10.000</text:p>
          </table:table-cell>
          <table:table-cell table:formula="of:=ROUND([.C9];0)" office:value-type="float" office:value="10" calcext:value-type="float">
            <text:p>10</text:p>
          </table:table-cell>
          <table:table-cell/>
          <table:table-cell table:formula="of:=[.$G$4]*([.A9]/[.$G$6])^[.$G$7]" office:value-type="float" office:value="0" calcext:value-type="float">
            <text:p>0.000</text:p>
          </table:table-cell>
          <table:table-cell table:formula="of:=ROUND([.F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9]*[.$D$7]" office:value-type="float" office:value="11.7578254611013" calcext:value-type="float">
            <text:p>11.758</text:p>
          </table:table-cell>
          <table:table-cell table:formula="of:=ROUND([.C10];0)" office:value-type="float" office:value="12" calcext:value-type="float">
            <text:p>12</text:p>
          </table:table-cell>
          <table:table-cell/>
          <table:table-cell table:formula="of:=[.$G$4]*([.A10]/[.$G$6])^[.$G$7]" office:value-type="float" office:value="0.350166173178825" calcext:value-type="float">
            <text:p>0.350</text:p>
          </table:table-cell>
          <table:table-cell table:formula="of:=ROUND([.F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C10]*[.$D$7]" office:value-type="float" office:value="13.8246459573722" calcext:value-type="float">
            <text:p>13.825</text:p>
          </table:table-cell>
          <table:table-cell table:formula="of:=ROUND([.C11];0)" office:value-type="float" office:value="14" calcext:value-type="float">
            <text:p>14</text:p>
          </table:table-cell>
          <table:table-cell/>
          <table:table-cell table:formula="of:=[.$G$4]*([.A11]/[.$G$6])^[.$G$7]" office:value-type="float" office:value="1.60894122842449" calcext:value-type="float">
            <text:p>1.609</text:p>
          </table:table-cell>
          <table:table-cell table:formula="of:=ROUND([.F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11]*[.$D$7]" office:value-type="float" office:value="16.2547774228302" calcext:value-type="float">
            <text:p>16.255</text:p>
          </table:table-cell>
          <table:table-cell table:formula="of:=ROUND([.C12];0)" office:value-type="float" office:value="16" calcext:value-type="float">
            <text:p>16</text:p>
          </table:table-cell>
          <table:table-cell/>
          <table:table-cell table:formula="of:=[.$G$4]*([.A12]/[.$G$6])^[.$G$7]" office:value-type="float" office:value="3.92591552342065" calcext:value-type="float">
            <text:p>3.926</text:p>
          </table:table-cell>
          <table:table-cell table:formula="of:=ROUND([.F1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12]*[.$D$7]" office:value-type="float" office:value="19.1120835846688" calcext:value-type="float">
            <text:p>19.112</text:p>
          </table:table-cell>
          <table:table-cell table:formula="of:=ROUND([.C13];0)" office:value-type="float" office:value="19" calcext:value-type="float">
            <text:p>19</text:p>
          </table:table-cell>
          <table:table-cell/>
          <table:table-cell table:formula="of:=[.$G$4]*([.A13]/[.$G$6])^[.$G$7]" office:value-type="float" office:value="7.39275256951249" calcext:value-type="float">
            <text:p>7.393</text:p>
          </table:table-cell>
          <table:table-cell table:formula="of:=ROUND([.F13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13]*[.$D$7]" office:value-type="float" office:value="22.4716542986515" calcext:value-type="float">
            <text:p>22.472</text:p>
          </table:table-cell>
          <table:table-cell table:formula="of:=ROUND([.C14];0)" office:value-type="float" office:value="22" calcext:value-type="float">
            <text:p>22</text:p>
          </table:table-cell>
          <table:table-cell/>
          <table:table-cell table:formula="of:=[.$G$4]*([.A14]/[.$G$6])^[.$G$7]" office:value-type="float" office:value="12.0783663893797" calcext:value-type="float">
            <text:p>12.078</text:p>
          </table:table-cell>
          <table:table-cell table:formula="of:=ROUND([.F14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14]*[.$D$7]" office:value-type="float" office:value="26.4217789065752" calcext:value-type="float">
            <text:p>26.422</text:p>
          </table:table-cell>
          <table:table-cell table:formula="of:=ROUND([.C15];0)" office:value-type="float" office:value="26" calcext:value-type="float">
            <text:p>26</text:p>
          </table:table-cell>
          <table:table-cell/>
          <table:table-cell table:formula="of:=[.$G$4]*([.A15]/[.$G$6])^[.$G$7]" office:value-type="float" office:value="18.0387708144425" calcext:value-type="float">
            <text:p>18.039</text:p>
          </table:table-cell>
          <table:table-cell table:formula="of:=ROUND([.F15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15]*[.$D$7]" office:value-type="float" office:value="31.0662664755319" calcext:value-type="float">
            <text:p>31.066</text:p>
          </table:table-cell>
          <table:table-cell table:formula="of:=ROUND([.C16];0)" office:value-type="float" office:value="31" calcext:value-type="float">
            <text:p>31</text:p>
          </table:table-cell>
          <table:table-cell/>
          <table:table-cell table:formula="of:=[.$G$4]*([.A16]/[.$G$6])^[.$G$7]" office:value-type="float" office:value="25.3215261833034" calcext:value-type="float">
            <text:p>25.322</text:p>
          </table:table-cell>
          <table:table-cell table:formula="of:=ROUND([.F16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16]*[.$D$7]" office:value-type="float" office:value="36.5271738947367" calcext:value-type="float">
            <text:p>36.527</text:p>
          </table:table-cell>
          <table:table-cell table:formula="of:=ROUND([.C17];0)" office:value-type="float" office:value="37" calcext:value-type="float">
            <text:p>37</text:p>
          </table:table-cell>
          <table:table-cell/>
          <table:table-cell table:formula="of:=[.$G$4]*([.A17]/[.$G$6])^[.$G$7]" office:value-type="float" office:value="33.9681708619964" calcext:value-type="float">
            <text:p>33.968</text:p>
          </table:table-cell>
          <table:table-cell table:formula="of:=ROUND([.F17]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C17]*[.$D$7]" office:value-type="float" office:value="42.9480135241611" calcext:value-type="float">
            <text:p>42.948</text:p>
          </table:table-cell>
          <table:table-cell table:formula="of:=ROUND([.C18];0)" office:value-type="float" office:value="43" calcext:value-type="float">
            <text:p>43</text:p>
          </table:table-cell>
          <table:table-cell/>
          <table:table-cell table:formula="of:=[.$G$4]*([.A18]/[.$G$6])^[.$G$7]" office:value-type="float" office:value="44.0157099045776" calcext:value-type="float">
            <text:p>44.016</text:p>
          </table:table-cell>
          <table:table-cell table:formula="of:=ROUND([.F18]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8]*[.$D$7]" office:value-type="float" office:value="50.4975246918104" calcext:value-type="float">
            <text:p>50.498</text:p>
          </table:table-cell>
          <table:table-cell table:formula="of:=ROUND([.C19];0)" office:value-type="float" office:value="50" calcext:value-type="float">
            <text:p>50</text:p>
          </table:table-cell>
          <table:table-cell/>
          <table:table-cell table:formula="of:=[.$G$4]*([.A19]/[.$G$6])^[.$G$7]" office:value-type="float" office:value="55.4975984101279" calcext:value-type="float">
            <text:p>55.498</text:p>
          </table:table-cell>
          <table:table-cell table:formula="of:=ROUND([.F19]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19]*[.$D$7]" office:value-type="float" office:value="59.3741081543961" calcext:value-type="float">
            <text:p>59.374</text:p>
          </table:table-cell>
          <table:table-cell table:formula="of:=ROUND([.C20];0)" office:value-type="float" office:value="59" calcext:value-type="float">
            <text:p>59</text:p>
          </table:table-cell>
          <table:table-cell/>
          <table:table-cell table:formula="of:=[.$G$4]*([.A20]/[.$G$6])^[.$G$7]" office:value-type="float" office:value="68.444427832895" calcext:value-type="float">
            <text:p>68.444</text:p>
          </table:table-cell>
          <table:table-cell table:formula="of:=ROUND([.F20]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C20]*[.$D$7]" office:value-type="float" office:value="69.8110400587941" calcext:value-type="float">
            <text:p>69.811</text:p>
          </table:table-cell>
          <table:table-cell table:formula="of:=ROUND([.C21];0)" office:value-type="float" office:value="70" calcext:value-type="float">
            <text:p>70</text:p>
          </table:table-cell>
          <table:table-cell/>
          <table:table-cell table:formula="of:=[.$G$4]*([.A21]/[.$G$6])^[.$G$7]" office:value-type="float" office:value="82.8844254428745" calcext:value-type="float">
            <text:p>82.884</text:p>
          </table:table-cell>
          <table:table-cell table:formula="of:=ROUND([.F21]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C21]*[.$D$7]" office:value-type="float" office:value="82.0826024269253" calcext:value-type="float">
            <text:p>82.083</text:p>
          </table:table-cell>
          <table:table-cell table:formula="of:=ROUND([.C22];0)" office:value-type="float" office:value="82" calcext:value-type="float">
            <text:p>82</text:p>
          </table:table-cell>
          <table:table-cell/>
          <table:table-cell table:formula="of:=[.$G$4]*([.A22]/[.$G$6])^[.$G$7]" office:value-type="float" office:value="98.8438299892485" calcext:value-type="float">
            <text:p>98.844</text:p>
          </table:table-cell>
          <table:table-cell table:formula="of:=ROUND([.F22]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C22]*[.$D$7]" office:value-type="float" office:value="96.5112912728758" calcext:value-type="float">
            <text:p>96.511</text:p>
          </table:table-cell>
          <table:table-cell table:formula="of:=ROUND([.C23];0)" office:value-type="float" office:value="97" calcext:value-type="float">
            <text:p>97</text:p>
          </table:table-cell>
          <table:table-cell/>
          <table:table-cell table:formula="of:=[.$G$4]*([.A23]/[.$G$6])^[.$G$7]" office:value-type="float" office:value="116.3471818911" calcext:value-type="float">
            <text:p>116.347</text:p>
          </table:table-cell>
          <table:table-cell table:formula="of:=ROUND([.F23]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C23]*[.$D$7]" office:value-type="float" office:value="113.476291781198" calcext:value-type="float">
            <text:p>113.476</text:p>
          </table:table-cell>
          <table:table-cell table:formula="of:=ROUND([.C24];0)" office:value-type="float" office:value="113" calcext:value-type="float">
            <text:p>113</text:p>
          </table:table-cell>
          <table:table-cell/>
          <table:table-cell table:formula="of:=[.$G$4]*([.A24]/[.$G$6])^[.$G$7]" office:value-type="float" office:value="135.417552401363" calcext:value-type="float">
            <text:p>135.418</text:p>
          </table:table-cell>
          <table:table-cell table:formula="of:=ROUND([.F24]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C24]*[.$D$7]" office:value-type="float" office:value="133.423443273634" calcext:value-type="float">
            <text:p>133.423</text:p>
          </table:table-cell>
          <table:table-cell table:formula="of:=ROUND([.C25];0)" office:value-type="float" office:value="133" calcext:value-type="float">
            <text:p>133</text:p>
          </table:table-cell>
          <table:table-cell/>
          <table:table-cell table:formula="of:=[.$G$4]*([.A25]/[.$G$6])^[.$G$7]" office:value-type="float" office:value="156.076727965734" calcext:value-type="float">
            <text:p>156.077</text:p>
          </table:table-cell>
          <table:table-cell table:formula="of:=ROUND([.F25]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C25]*[.$D$7]" office:value-type="float" office:value="156.876955843054" calcext:value-type="float">
            <text:p>156.877</text:p>
          </table:table-cell>
          <table:table-cell table:formula="of:=ROUND([.C26];0)" office:value-type="float" office:value="157" calcext:value-type="float">
            <text:p>157</text:p>
          </table:table-cell>
          <table:table-cell/>
          <table:table-cell table:formula="of:=[.$G$4]*([.A26]/[.$G$6])^[.$G$7]" office:value-type="float" office:value="178.345360901895" calcext:value-type="float">
            <text:p>178.345</text:p>
          </table:table-cell>
          <table:table-cell table:formula="of:=ROUND([.F26];0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C26]*[.$D$7]" office:value-type="float" office:value="184.453186567152" calcext:value-type="float">
            <text:p>184.453</text:p>
          </table:table-cell>
          <table:table-cell table:formula="of:=ROUND([.C27];0)" office:value-type="float" office:value="184" calcext:value-type="float">
            <text:p>184</text:p>
          </table:table-cell>
          <table:table-cell/>
          <table:table-cell table:formula="of:=[.$G$4]*([.A27]/[.$G$6])^[.$G$7]" office:value-type="float" office:value="202.24309424566" calcext:value-type="float">
            <text:p>202.243</text:p>
          </table:table-cell>
          <table:table-cell table:formula="of:=ROUND([.F27];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C27]*[.$D$7]" office:value-type="float" office:value="216.876837340053" calcext:value-type="float">
            <text:p>216.877</text:p>
          </table:table-cell>
          <table:table-cell table:formula="of:=ROUND([.C28];0)" office:value-type="float" office:value="217" calcext:value-type="float">
            <text:p>217</text:p>
          </table:table-cell>
          <table:table-cell/>
          <table:table-cell table:formula="of:=[.$G$4]*([.A28]/[.$G$6])^[.$G$7]" office:value-type="float" office:value="227.788666432989" calcext:value-type="float">
            <text:p>227.789</text:p>
          </table:table-cell>
          <table:table-cell table:formula="of:=ROUND([.F28];0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C28]*[.$D$7]" office:value-type="float" office:value="255" calcext:value-type="float">
            <text:p>255.000</text:p>
          </table:table-cell>
          <table:table-cell table:formula="of:=ROUND([.C29];0)" office:value-type="float" office:value="255" calcext:value-type="float">
            <text:p>255</text:p>
          </table:table-cell>
          <table:table-cell/>
          <table:table-cell table:formula="of:=[.$G$4]*([.A29]/[.$G$6])^[.$G$7]" office:value-type="float" office:value="255" calcext:value-type="float">
            <text:p>255.000</text:p>
          </table:table-cell>
          <table:table-cell table:formula="of:=ROUND([.F29];0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0:59:32.532902302</meta:creation-date>
    <dc:date>2025-11-01T02:00:12.761547612</dc:date>
    <meta:editing-duration>PT1H39M10S</meta:editing-duration>
    <meta:editing-cycles>3</meta:editing-cycles>
    <meta:generator>LibreOffice/7.3.7.2$Linux_X86_64 LibreOffice_project/30$Build-2</meta:generator>
    <meta:document-statistic meta:table-count="1" meta:cell-count="124" meta:object-count="0"/>
  </office:meta>
</office:document-meta>
</file>